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2" svg:font-family="'Liberation Sans'"/>
    <style:font-face style:name="OpenSymbol1"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ing_20_2">
      <style:text-properties officeooo:rsid="004127e4"/>
    </style:style>
    <style:style style:name="P2" style:family="paragraph" style:parent-style-name="Heading_20_2">
      <style:text-properties officeooo:rsid="003d2006"/>
    </style:style>
    <style:style style:name="P3" style:family="paragraph" style:parent-style-name="Heading_20_2">
      <style:text-properties officeooo:rsid="00343b99"/>
    </style:style>
    <style:style style:name="P4" style:family="paragraph" style:parent-style-name="Heading_20_2">
      <style:text-properties officeooo:rsid="0016fbbe" officeooo:paragraph-rsid="0016fbbe"/>
    </style:style>
    <style:style style:name="P5" style:family="paragraph" style:parent-style-name="Heading_20_2">
      <style:text-properties officeooo:rsid="0014c095"/>
    </style:style>
    <style:style style:name="P6" style:family="paragraph" style:parent-style-name="Heading_20_2">
      <style:text-properties officeooo:rsid="000f4b21"/>
    </style:style>
    <style:style style:name="P7" style:family="paragraph" style:parent-style-name="Heading_20_2">
      <style:text-properties officeooo:rsid="0007b172"/>
    </style:style>
    <style:style style:name="P8" style:family="paragraph" style:parent-style-name="Text_20_body" style:list-style-name="L2">
      <style:text-properties officeooo:rsid="003e40c3" officeooo:paragraph-rsid="003e40c3"/>
    </style:style>
    <style:style style:name="P9" style:family="paragraph" style:parent-style-name="Text_20_body" style:list-style-name="L3">
      <style:text-properties officeooo:paragraph-rsid="003a88db"/>
    </style:style>
    <style:style style:name="P10" style:family="paragraph" style:parent-style-name="Text_20_body" style:list-style-name="L3">
      <style:text-properties officeooo:paragraph-rsid="00353062"/>
    </style:style>
    <style:style style:name="P11" style:family="paragraph" style:parent-style-name="Text_20_body" style:list-style-name="L3">
      <style:text-properties officeooo:rsid="00353062" officeooo:paragraph-rsid="00353062"/>
    </style:style>
    <style:style style:name="P12" style:family="paragraph" style:parent-style-name="Text_20_body" style:list-style-name="L3">
      <style:text-properties officeooo:rsid="003b7085" officeooo:paragraph-rsid="003b7085"/>
    </style:style>
    <style:style style:name="P13" style:family="paragraph" style:parent-style-name="Text_20_body" style:list-style-name="L4">
      <style:text-properties officeooo:paragraph-rsid="00183943"/>
    </style:style>
    <style:style style:name="P14" style:family="paragraph" style:parent-style-name="Text_20_body" style:list-style-name="L4">
      <style:text-properties officeooo:paragraph-rsid="001a5633"/>
    </style:style>
    <style:style style:name="P15" style:family="paragraph" style:parent-style-name="Text_20_body" style:list-style-name="L4">
      <style:text-properties officeooo:paragraph-rsid="00242c0f"/>
    </style:style>
    <style:style style:name="P16" style:family="paragraph" style:parent-style-name="Text_20_body" style:list-style-name="L4">
      <style:text-properties officeooo:rsid="002e6b7c" officeooo:paragraph-rsid="002e6b7c"/>
    </style:style>
    <style:style style:name="P17" style:family="paragraph" style:parent-style-name="Text_20_body" style:list-style-name="L4">
      <style:text-properties officeooo:rsid="001908d6" officeooo:paragraph-rsid="00301d67"/>
    </style:style>
    <style:style style:name="P18" style:family="paragraph" style:parent-style-name="Text_20_body" style:list-style-name="L4">
      <style:text-properties officeooo:rsid="001908d6" officeooo:paragraph-rsid="001908d6"/>
    </style:style>
    <style:style style:name="P19" style:family="paragraph" style:parent-style-name="Text_20_body" style:list-style-name="L4">
      <style:text-properties officeooo:rsid="002aafd4" officeooo:paragraph-rsid="002aafd4"/>
    </style:style>
    <style:style style:name="P20" style:family="paragraph" style:parent-style-name="Text_20_body" style:list-style-name="L4">
      <style:text-properties fo:font-weight="bold" officeooo:rsid="0028c8db" officeooo:paragraph-rsid="0028c8db" style:font-weight-asian="bold" style:font-weight-complex="bold"/>
    </style:style>
    <style:style style:name="P21" style:family="paragraph" style:parent-style-name="Text_20_body" style:list-style-name="L6">
      <style:text-properties fo:font-weight="bold" officeooo:rsid="0014b93a" officeooo:paragraph-rsid="0014b93a" style:font-weight-asian="bold" style:font-weight-complex="bold"/>
    </style:style>
    <style:style style:name="P22" style:family="paragraph" style:parent-style-name="Text_20_body" style:list-style-name="L4">
      <style:text-properties officeooo:rsid="001fe5f6" officeooo:paragraph-rsid="001fe5f6"/>
    </style:style>
    <style:style style:name="P23" style:family="paragraph" style:parent-style-name="Text_20_body" style:list-style-name="L4">
      <style:text-properties officeooo:rsid="002612cb" officeooo:paragraph-rsid="002612cb"/>
    </style:style>
    <style:style style:name="P24" style:family="paragraph" style:parent-style-name="Text_20_body" style:list-style-name="L4">
      <style:text-properties officeooo:rsid="00261d90" officeooo:paragraph-rsid="00261d90"/>
    </style:style>
    <style:style style:name="P25" style:family="paragraph" style:parent-style-name="Text_20_body" style:list-style-name="L4">
      <style:text-properties officeooo:rsid="002b5930" officeooo:paragraph-rsid="002b5930"/>
    </style:style>
    <style:style style:name="P26" style:family="paragraph" style:parent-style-name="Text_20_body" style:list-style-name="L5">
      <style:text-properties officeooo:rsid="0014c095" officeooo:paragraph-rsid="0014c095"/>
    </style:style>
    <style:style style:name="P27" style:family="paragraph" style:parent-style-name="Text_20_body" style:list-style-name="L6">
      <style:text-properties officeooo:paragraph-rsid="000f4b21"/>
    </style:style>
    <style:style style:name="P28" style:family="paragraph" style:parent-style-name="Text_20_body" style:list-style-name="L6">
      <style:text-properties officeooo:paragraph-rsid="00106d3f"/>
    </style:style>
    <style:style style:name="P29" style:family="paragraph" style:parent-style-name="Text_20_body" style:list-style-name="L6">
      <style:text-properties officeooo:paragraph-rsid="00141a00"/>
    </style:style>
    <style:style style:name="P30" style:family="paragraph" style:parent-style-name="Text_20_body" style:list-style-name="L6">
      <style:text-properties officeooo:rsid="00139627" officeooo:paragraph-rsid="00139627"/>
    </style:style>
    <style:style style:name="P31" style:family="paragraph" style:parent-style-name="Text_20_body" style:list-style-name="L6">
      <style:text-properties officeooo:rsid="00141ab5" officeooo:paragraph-rsid="00141ab5"/>
    </style:style>
    <style:style style:name="P32" style:family="paragraph" style:parent-style-name="Text_20_body" style:list-style-name="L7">
      <style:text-properties officeooo:paragraph-rsid="0007b172"/>
    </style:style>
    <style:style style:name="P33" style:family="paragraph" style:parent-style-name="Text_20_body" style:list-style-name="L7">
      <style:text-properties officeooo:rsid="0007b172" officeooo:paragraph-rsid="0007b172"/>
    </style:style>
    <style:style style:name="P34" style:family="paragraph" style:parent-style-name="Text_20_body" style:list-style-name="L7">
      <style:text-properties officeooo:rsid="000eed2d" officeooo:paragraph-rsid="000eed2d"/>
    </style:style>
    <style:style style:name="P35" style:family="paragraph" style:parent-style-name="Text_20_body" style:list-style-name="L1">
      <style:text-properties officeooo:rsid="0044ddbb" officeooo:paragraph-rsid="0044ddbb"/>
    </style:style>
    <style:style style:name="P36" style:family="paragraph" style:parent-style-name="Heading_20_1">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font-weight="bold" officeooo:rsid="00242c0f" style:font-weight-asian="bold" style:font-weight-complex="bold"/>
    </style:style>
    <style:style style:name="T5" style:family="text">
      <style:text-properties fo:font-weight="bold" officeooo:rsid="00183943" style:font-weight-asian="bold" style:font-weight-complex="bold"/>
    </style:style>
    <style:style style:name="T6" style:family="text">
      <style:text-properties officeooo:rsid="000786fb"/>
    </style:style>
    <style:style style:name="T7" style:family="text">
      <style:text-properties officeooo:rsid="0007b172"/>
    </style:style>
    <style:style style:name="T8" style:family="text">
      <style:text-properties officeooo:rsid="00106d3f"/>
    </style:style>
    <style:style style:name="T9" style:family="text">
      <style:text-properties officeooo:rsid="00125f61"/>
    </style:style>
    <style:style style:name="T10" style:family="text">
      <style:text-properties officeooo:rsid="00141a00"/>
    </style:style>
    <style:style style:name="T11" style:family="text">
      <style:text-properties officeooo:rsid="00183943"/>
    </style:style>
    <style:style style:name="T12" style:family="text">
      <style:text-properties officeooo:rsid="001a5633"/>
    </style:style>
    <style:style style:name="T13" style:family="text">
      <style:text-properties officeooo:rsid="00242c0f"/>
    </style:style>
    <style:style style:name="T14" style:family="text">
      <style:text-properties officeooo:rsid="00301d67"/>
    </style:style>
    <style:style style:name="T15" style:family="text">
      <style:text-properties officeooo:rsid="00325284"/>
    </style:style>
    <style:style style:name="T16" style:family="text">
      <style:text-properties officeooo:rsid="00343b99"/>
    </style:style>
    <style:style style:name="T17" style:family="text">
      <style:text-properties officeooo:rsid="00353062"/>
    </style:style>
    <style:style style:name="T18" style:family="text">
      <style:text-properties officeooo:rsid="004127e4"/>
    </style:style>
    <style:style style:name="T19" style:family="text">
      <style:text-properties officeooo:rsid="00431c95"/>
    </style:style>
    <style:style style:name="T20" style:family="text">
      <style:text-properties officeooo:rsid="0044dd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6">at </text:span><text:a xlink:type="simple" xlink:href="http://reader.tomtasche.at/">reader.tomtasche.at</text:a>.</text:p>
      <text:h text:style-name="P36" text:outline-level="1">What's new</text:h>
      <text:h text:style-name="P1" text:outline-level="2">Version 2.1<text:span text:style-name="T20">2</text:span></text:h>
      <text:list xml:id="list8234886101960932286" text:style-name="L1">
        <text:list-item>
          <text:p text:style-name="P35"><text:span text:style-name="T18">I</text:span>f you can see this, you are now able to edit your documents! You can do so by clicking on the little pen in the upper right. Feedback appreciated!</text:p>
        </text:list-item>
      </text:list>
      <text:h text:style-name="P2" text:outline-level="2">Version 2.11</text:h>
      <text:list xml:id="list4020555650409675924" text:style-name="L2">
        <text:list-item>
          <text:p text:style-name="P8">lots of under-the-hood improvements</text:p>
        </text:list-item>
        <text:list-item>
          <text:p text:style-name="P8">initial support for graphics and charts</text:p>
        </text:list-item>
      </text:list>
      <text:h text:style-name="P3" text:outline-level="2">Version 2.10.1</text:h>
      <text:list xml:id="list1064311322464435325" text:style-name="L3">
        <text:list-item>
          <text:p text:style-name="P9"><text:span text:style-name="T16">support official </text:span><text:a xlink:type="simple" xlink:href="https://play.google.com/store/apps/details?id=com.google.android.apps.cloudprint"><text:span text:style-name="T16">Google Cloud Print</text:span></text:a><text:span text:style-name="T16"> app</text:span></text:p>
        </text:list-item>
        <text:list-item>
          <text:p text:style-name="P10"><text:span text:style-name="T17">hide ads for a while after a user consumed one</text:span></text:p>
        </text:list-item>
        <text:list-item>
          <text:p text:style-name="P11">update translations</text:p>
        </text:list-item>
        <text:list-item>
          <text:p text:style-name="P12">reduced prices for „remove ads“-packages</text:p>
        </text:list-item>
      </text:list>
      <text:h text:style-name="P4" text:outline-level="2">Version 2.<text:span text:style-name="T15">10</text:span></text:h>
      <text:list xml:id="list4529263877147621899" text:style-name="L4">
        <text:list-item>
          <text:p text:style-name="P13"><text:span text:style-name="T5">improved search</text:span><text:span text:style-name="T11"> on Jelly Bean devices</text:span></text:p>
        </text:list-item>
        <text:list-item>
          <text:p text:style-name="P16">fix zooming into documents</text:p>
        </text:list-item>
        <text:list-item>
          <text:p text:style-name="P17"><text:span text:style-name="T14">created a </text:span><text:a xlink:type="simple" xlink:href="https://plus.google.com/communities/113494011673882132018"><text:span text:style-name="T14">Google+ Community</text:span></text:a></text:p>
          <text:list>
            <text:list-item>
              <text:p text:style-name="P17"><text:span text:style-name="T14">check back often to get the latest news about this app</text:span></text:p>
            </text:list-item>
          </text:list>
        </text:list-item>
        <text:list-item>
          <text:p text:style-name="P18">added and updated translations</text:p>
          <text:list>
            <text:list-item>
              <text:p text:style-name="P18">thanks to everybody who contributed!</text:p>
            </text:list-item>
          </text:list>
        </text:list-item>
        <text:list-item>
          <text:p text:style-name="P19">speed up startup</text:p>
        </text:list-item>
        <text:list-item>
          <text:p text:style-name="P14"><text:span text:style-name="T12">include „BugSense“ and „Google Analytics“ services to better understand how and </text:span><text:soft-page-break/><text:span text:style-name="T12">what features of the app you're using</text:span></text:p>
        </text:list-item>
        <text:list-item>
          <text:p text:style-name="P20">fullscreen mode</text:p>
        </text:list-item>
        <text:list-item>
          <text:p text:style-name="P22">improved In-App-Purchasing</text:p>
        </text:list-item>
        <text:list-item>
          <text:p text:style-name="P15"><text:span text:style-name="T13">add support for </text:span><text:span text:style-name="T4">Google Cloud printing</text:span></text:p>
        </text:list-item>
        <text:list-item>
          <text:p text:style-name="P23">add Share function</text:p>
          <text:list>
            <text:list-item>
              <text:p text:style-name="P24">share your documents as html</text:p>
            </text:list-item>
          </text:list>
        </text:list-item>
        <text:list-item>
          <text:p text:style-name="P25">highly experimental Text-To-Speech functionality</text:p>
        </text:list-item>
      </text:list>
      <text:h text:style-name="P5" text:outline-level="2">Version 2.9.2</text:h>
      <text:list xml:id="list7179806396726306358" text:style-name="L5">
        <text:list-item>
          <text:p text:style-name="P26">fixed decryption of documents</text:p>
          <text:list>
            <text:list-item>
              <text:p text:style-name="P26">thanks Mike!</text:p>
            </text:list-item>
          </text:list>
        </text:list-item>
      </text:list>
      <text:h text:style-name="P6" text:outline-level="2">Version 2.9.1</text:h>
      <text:list xml:id="list1887337105953785103" text:style-name="L6">
        <text:list-item>
          <text:p text:style-name="P27"><text:span text:style-name="T9">you guys came up with some really cool ideas, so we decided to throw in yet another quick update. Thanks for your suggestions and feedback!</text:span></text:p>
        </text:list-item>
        <text:list-item>
          <text:p text:style-name="P21">the new permission is needed for creating shortcuts on your homescreen. It's harmless. We won't create shortcuts unless you ask us to do so.</text:p>
        </text:list-item>
        <text:list-item>
          <text:p text:style-name="P28"><text:span text:style-name="T9">as of 2.9 we limit how much of a spreadsheet you can see. Now you can see the whole document again if you wish to do so (hit „Reload without limit“ in the menu)</text:span></text:p>
          <text:list>
            <text:list-item>
              <text:p text:style-name="P30">thanks Cody and Roger for reporting this</text:p>
            </text:list-item>
          </text:list>
        </text:list-item>
        <text:list-item>
          <text:p text:style-name="P28"><text:span text:style-name="T8">„Choose file from device“ has been fixed to look cleaner and not show all files twice</text:span></text:p>
          <text:list>
            <text:list-item>
              <text:p text:style-name="P30">thanks Mr. Anonymous for reporting this</text:p>
            </text:list-item>
          </text:list>
        </text:list-item>
        <text:list-item>
          <text:p text:style-name="P29"><text:span text:style-name="T10">if there's a document you have to open again and again, you can now create a shortcut on your homescreen, which starts the app </text:span><text:span text:style-name="T3">and</text:span><text:span text:style-name="T10"> automatically loads the selected document</text:span></text:p>
        </text:list-item>
        <text:list-item>
          <text:p text:style-name="P31">a few new translations – thanks to everybody who helped!</text:p>
        </text:list-item>
      </text:list>
      <text:h text:style-name="P7" text:outline-level="2">Version 2.9</text:h>
      <text:list xml:id="list77785869330826748" text:style-name="L7">
        <text:list-item>
          <text:p text:style-name="P33">as usual: performance improvements and other work under the hood</text:p>
        </text:list-item>
        <text:list-item>
          <text:p text:style-name="P32"><text:soft-page-break/><text:span text:style-name="T2">Irish translation</text:span><text:span text:style-name="T7">. Thanks Seanán! If you want to help translate this app into other languages, head over to </text:span><text:a xlink:type="simple" xlink:href="https://crowdin.net/project/opendocument"><text:span text:style-name="T7">crowdin.net/project/opendocument</text:span></text:a></text:p>
        </text:list-item>
        <text:list-item>
          <text:p text:style-name="P32"><text:span text:style-name="T7">basic </text:span><text:span text:style-name="T2">support for presentations</text:span><text:span text:style-name="T7"> (.odp)! We're sure there's still a lot of files which won't display correctly, so please send us your files if you want us to improve the app.</text:span></text:p>
        </text:list-item>
        <text:list-item>
          <text:p text:style-name="P33">instead of crashing, the app now asks you for the password again if you didn't enter a valid one</text:p>
        </text:list-item>
        <text:list-item>
          <text:p text:style-name="P33">txt, jpeg and png files now open directly in the app, without uploading the files to our servers</text:p>
        </text:list-item>
        <text:list-item>
          <text:p text:style-name="P34">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iberation Sans2" svg:font-family="'Liberation Sans'"/>
    <style:font-face style:name="OpenSymbol1"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10-27T11:54:30.691688755</dc:date>
    <dc:creator>Thomas Taschauer</dc:creator>
    <meta:editing-duration>PT2H56M51S</meta:editing-duration>
    <meta:editing-cycles>200</meta:editing-cycles>
    <meta:generator>LibreOffice/4.1.2.3$Linux_X86_64 LibreOffice_project/410m0$Build-3</meta:generator>
    <meta:document-statistic meta:table-count="0" meta:image-count="0" meta:object-count="0" meta:page-count="3" meta:paragraph-count="53" meta:word-count="572" meta:character-count="3248" meta:non-whitespace-character-count="2765"/>
  </office:meta>
</office:document-meta>
</file>